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Jenkins 7-Day Learning Plan (3 hrs/day)</text:h>
      <text:p text:style-name="Horizontal_20_Line"/>
      <text:h text:style-name="Heading_20_3" text:outline-level="3"><text:span text:style-name="Strong_20_Emphasis">📅 Day 1: Introduction &amp; Installation</text:span></text:h>
      <text:p text:style-name="Text_20_body"><text:span text:style-name="Strong_20_Emphasis">Goal:</text:span> Understand Jenkins basics and set it up.</text:p>
      <text:p text:style-name="Text_20_body"><text:span text:style-name="Strong_20_Emphasis">Topics:</text:span></text:p>
      <text:list text:style-name="L1">
        <text:list-item>
          <text:p text:style-name="P4">What is Jenkins? Why use it?</text:p>
        </text:list-item>
        <text:list-item>
          <text:p text:style-name="P4">CI/CD basics</text:p>
        </text:list-item>
        <text:list-item>
          <text:p text:style-name="P4">Jenkins architecture: master-agent</text:p>
        </text:list-item>
        <text:list-item>
          <text:p text:style-name="P4">Install Jenkins on your system or EC2 (Java required)</text:p>
        </text:list-item>
        <text:list-item>
          <text:p text:style-name="P4">Access Jenkins dashboard (<text:span text:style-name="Source_20_Text">http://localhost:8080</text:span>)</text:p>
        </text:list-item>
        <text:list-item>
          <text:p text:style-name="P4">Unlock Jenkins and install suggested plugins</text:p>
        </text:list-item>
        <text:list-item>
          <text:p text:style-name="P4">Create first admin user</text:p>
        </text:list-item>
      </text:list>
      <text:p text:style-name="Text_20_body"><text:span text:style-name="Strong_20_Emphasis">Hands-on:</text:span></text:p>
      <text:list text:style-name="L2">
        <text:list-item>
          <text:p text:style-name="P5">Install Jenkins (locally or cloud)</text:p>
        </text:list-item>
        <text:list-item>
          <text:p text:style-name="P5">Explore dashboard</text:p>
        </text:list-item>
        <text:list-item>
          <text:p text:style-name="P5">Install key plugins: Git, Maven, Pipeline</text:p>
        </text:list-item>
      </text:list>
      <text:p text:style-name="Horizontal_20_Line"/>
      <text:h text:style-name="Heading_20_3" text:outline-level="3"><text:span text:style-name="Strong_20_Emphasis">📅 Day 2: Jenkins Jobs (Freestyle Projects)</text:span></text:h>
      <text:p text:style-name="Text_20_body"><text:span text:style-name="Strong_20_Emphasis">Goal:</text:span> Learn to create and run jobs.</text:p>
      <text:p text:style-name="Text_20_body"><text:span text:style-name="Strong_20_Emphasis">Topics:</text:span></text:p>
      <text:list text:style-name="L3">
        <text:list-item>
          <text:p text:style-name="P6">Create a freestyle job</text:p>
        </text:list-item>
        <text:list-item>
          <text:p text:style-name="P6">Build triggers (manual, periodic, Git hook)</text:p>
        </text:list-item>
        <text:list-item>
          <text:p text:style-name="P6">SCM: Connect to GitHub repo</text:p>
        </text:list-item>
        <text:list-item>
          <text:p text:style-name="P6">Build steps (shell commands, compile)</text:p>
        </text:list-item>
        <text:list-item>
          <text:p text:style-name="P6">Post-build actions (email, archiving)</text:p>
        </text:list-item>
      </text:list>
      <text:p text:style-name="Text_20_body"><text:span text:style-name="Strong_20_Emphasis">Hands-on:</text:span></text:p>
      <text:list text:style-name="L4">
        <text:list-item>
          <text:p text:style-name="P7">Create a job that pulls code from GitHub and prints “Hello DevOps”</text:p>
        </text:list-item>
        <text:list-item>
          <text:p text:style-name="P7">Add cron-style trigger</text:p>
        </text:list-item>
      </text:list>
      <text:p text:style-name="Horizontal_20_Line"/>
      <text:h text:style-name="Heading_20_3" text:outline-level="3"><text:span text:style-name="Strong_20_Emphasis">📅 Day 3: Pipelines (Scripted &amp; Declarative)</text:span></text:h>
      <text:p text:style-name="Text_20_body"><text:span text:style-name="Strong_20_Emphasis">Goal:</text:span> Build CI pipelines using code.</text:p>
      <text:p text:style-name="Text_20_body"><text:soft-page-break/><text:span text:style-name="Strong_20_Emphasis">Topics:</text:span></text:p>
      <text:list text:style-name="L5">
        <text:list-item>
          <text:p text:style-name="P8">What is a Jenkins Pipeline?</text:p>
        </text:list-item>
        <text:list-item>
          <text:p text:style-name="P8">Pipeline vs Freestyle jobs</text:p>
        </text:list-item>
        <text:list-item>
          <text:p text:style-name="P8">Scripted vs Declarative syntax</text:p>
        </text:list-item>
        <text:list-item>
          <text:p text:style-name="P8">Use of <text:span text:style-name="Source_20_Text">Jenkinsfile</text:span></text:p>
        </text:list-item>
        <text:list-item>
          <text:p text:style-name="P8">Stages, steps, agents</text:p>
        </text:list-item>
      </text:list>
      <text:p text:style-name="Text_20_body"><text:span text:style-name="Strong_20_Emphasis">Hands-on:</text:span></text:p>
      <text:list text:style-name="L6">
        <text:list-item>
          <text:p text:style-name="P9">Write a basic Declarative <text:span text:style-name="Source_20_Text">Jenkinsfile</text:span></text:p>
        </text:list-item>
        <text:list-item>
          <text:p text:style-name="P9">Create a job to run the pipeline from GitHub</text:p>
        </text:list-item>
      </text:list>
      <text:p text:style-name="Preformatted_20_Text">groovy</text:p>
      <text:p text:style-name="Preformatted_20_Text">CopyEdit</text:p>
      <text:p text:style-name="P1"><text:span text:style-name="Source_20_Text">pipeline {</text:span></text:p>
      <text:p text:style-name="P2"><text:span text:style-name="Source_20_Text"><text:s text:c="2"/>agent any</text:span></text:p>
      <text:p text:style-name="P2"><text:span text:style-name="Source_20_Text"><text:s text:c="2"/>stages {</text:span></text:p>
      <text:p text:style-name="P2"><text:span text:style-name="Source_20_Text"><text:s text:c="4"/>stage('Build') {</text:span></text:p>
      <text:p text:style-name="P2"><text:span text:style-name="Source_20_Text"><text:s text:c="6"/>steps {</text:span></text:p>
      <text:p text:style-name="P2"><text:span text:style-name="Source_20_Text"><text:s text:c="8"/>echo 'Building...'</text:span></text:p>
      <text:p text:style-name="P2"><text:span text:style-name="Source_20_Text"><text:s text:c="6"/>}</text:span></text:p>
      <text:p text:style-name="P2"><text:span text:style-name="Source_20_Text"><text:s text:c="4"/>}</text:span></text:p>
      <text:p text:style-name="P2"><text:span text:style-name="Source_20_Text"><text:s text:c="4"/>stage('Test') {</text:span></text:p>
      <text:p text:style-name="P2"><text:span text:style-name="Source_20_Text"><text:s text:c="6"/>steps {</text:span></text:p>
      <text:p text:style-name="P2"><text:span text:style-name="Source_20_Text"><text:s text:c="8"/>echo 'Testing...'</text:span></text:p>
      <text:p text:style-name="P2"><text:span text:style-name="Source_20_Text"><text:s text:c="6"/>}</text:span></text:p>
      <text:p text:style-name="P2"><text:span text:style-name="Source_20_Text"><text:s text:c="4"/>}</text:span></text:p>
      <text:p text:style-name="P2"><text:span text:style-name="Source_20_Text"><text:s text:c="4"/>stage('Deploy') {</text:span></text:p>
      <text:p text:style-name="P2"><text:span text:style-name="Source_20_Text"><text:s text:c="6"/>steps {</text:span></text:p>
      <text:p text:style-name="P2"><text:span text:style-name="Source_20_Text"><text:s text:c="8"/>echo 'Deploying...'</text:span></text:p>
      <text:p text:style-name="P2"><text:span text:style-name="Source_20_Text"><text:s text:c="6"/>}</text:span></text:p>
      <text:p text:style-name="P2"><text:span text:style-name="Source_20_Text"><text:s text:c="4"/>}</text:span></text:p>
      <text:p text:style-name="P2"><text:span text:style-name="Source_20_Text"><text:s text:c="2"/>}</text:span></text:p>
      <text:p text:style-name="P3"><text:span text:style-name="Source_20_Text">}</text:span></text:p>
      <text:p text:style-name="Horizontal_20_Line"/>
      <text:h text:style-name="Heading_20_3" text:outline-level="3"><text:span text:style-name="Strong_20_Emphasis">📅 Day 4: Integrating Git &amp; GitHub</text:span></text:h>
      <text:p text:style-name="Text_20_body"><text:span text:style-name="Strong_20_Emphasis">Goal:</text:span> Connect Jenkins with version control systems.</text:p>
      <text:p text:style-name="Text_20_body"><text:span text:style-name="Strong_20_Emphasis">Topics:</text:span></text:p>
      <text:list text:style-name="L7">
        <text:list-item>
          <text:p text:style-name="P10">Install Git plugin</text:p>
        </text:list-item>
        <text:list-item>
          <text:p text:style-name="P10">Generate SSH keys for GitHub</text:p>
        </text:list-item>
        <text:list-item>
          <text:p text:style-name="P10">Add GitHub credentials in Jenkins</text:p>
        </text:list-item>
        <text:list-item>
          <text:p text:style-name="P10">Webhook setup (GitHub → Jenkins)</text:p>
        </text:list-item>
        <text:list-item>
          <text:p text:style-name="P10">Auto-trigger build on <text:span text:style-name="Source_20_Text">git push</text:span></text:p>
        </text:list-item>
      </text:list>
      <text:p text:style-name="Text_20_body"><text:span text:style-name="Strong_20_Emphasis">Hands-on:</text:span></text:p>
      <text:list text:style-name="L8">
        <text:list-item>
          <text:p text:style-name="P11">Create webhook on GitHub</text:p>
        </text:list-item>
        <text:list-item>
          <text:p text:style-name="P11"><text:soft-page-break/>Trigger build on code push</text:p>
        </text:list-item>
        <text:list-item>
          <text:p text:style-name="P11">Explore Jenkins credentials manager</text:p>
        </text:list-item>
      </text:list>
      <text:p text:style-name="Horizontal_20_Line"/>
      <text:h text:style-name="Heading_20_3" text:outline-level="3"><text:span text:style-name="Strong_20_Emphasis">📅 Day 5: Plugins &amp; Build Tools</text:span></text:h>
      <text:p text:style-name="Text_20_body"><text:span text:style-name="Strong_20_Emphasis">Goal:</text:span> Extend Jenkins with plugins and integrate build tools.</text:p>
      <text:p text:style-name="Text_20_body"><text:span text:style-name="Strong_20_Emphasis">Topics:</text:span></text:p>
      <text:list text:style-name="L9">
        <text:list-item>
          <text:p text:style-name="P12">Plugin management</text:p>
        </text:list-item>
        <text:list-item>
          <text:p text:style-name="P12">Common plugins: GitHub, Docker, Slack, Blue Ocean</text:p>
        </text:list-item>
        <text:list-item>
          <text:p text:style-name="P12">Integrate Maven and Gradle</text:p>
        </text:list-item>
        <text:list-item>
          <text:p text:style-name="P12">Email notifications setup</text:p>
        </text:list-item>
      </text:list>
      <text:p text:style-name="Text_20_body"><text:span text:style-name="Strong_20_Emphasis">Hands-on:</text:span></text:p>
      <text:list text:style-name="L10">
        <text:list-item>
          <text:p text:style-name="P13">Create Maven-based build job</text:p>
        </text:list-item>
        <text:list-item>
          <text:p text:style-name="P13">Setup Slack/email notifications for build status</text:p>
        </text:list-item>
      </text:list>
      <text:p text:style-name="Horizontal_20_Line"/>
      <text:h text:style-name="Heading_20_3" text:outline-level="3"><text:span text:style-name="Strong_20_Emphasis">📅 Day 6: Deployments &amp; Shell Scripts</text:span></text:h>
      <text:p text:style-name="Text_20_body"><text:span text:style-name="Strong_20_Emphasis">Goal:</text:span> Automate deployment and infrastructure tasks.</text:p>
      <text:p text:style-name="Text_20_body"><text:span text:style-name="Strong_20_Emphasis">Topics:</text:span></text:p>
      <text:list text:style-name="L11">
        <text:list-item>
          <text:p text:style-name="P14">Run shell scripts in pipeline</text:p>
        </text:list-item>
        <text:list-item>
          <text:p text:style-name="P14">Deploy sample app (static site or Docker)</text:p>
        </text:list-item>
        <text:list-item>
          <text:p text:style-name="P14">Deploy to test server or local server</text:p>
        </text:list-item>
        <text:list-item>
          <text:p text:style-name="P14">Use environment variables</text:p>
        </text:list-item>
      </text:list>
      <text:p text:style-name="Text_20_body"><text:span text:style-name="Strong_20_Emphasis">Hands-on:</text:span></text:p>
      <text:list text:style-name="L12">
        <text:list-item>
          <text:p text:style-name="P15">Create a job to deploy an HTML page to <text:span text:style-name="Source_20_Text">/var/www/html</text:span></text:p>
        </text:list-item>
        <text:list-item>
          <text:p text:style-name="P15">Pass custom environment variables</text:p>
        </text:list-item>
      </text:list>
      <text:p text:style-name="Horizontal_20_Line"/>
      <text:h text:style-name="Heading_20_3" text:outline-level="3"><text:span text:style-name="Strong_20_Emphasis">📅 Day 7: Advanced: CI/CD, Agents, Docker, Security</text:span></text:h>
      <text:p text:style-name="Text_20_body"><text:span text:style-name="Strong_20_Emphasis">Goal:</text:span> Cover advanced topics and best practices.</text:p>
      <text:p text:style-name="Text_20_body"><text:span text:style-name="Strong_20_Emphasis">Topics:</text:span></text:p>
      <text:list text:style-name="L13">
        <text:list-item>
          <text:p text:style-name="P16">Configure Jenkins agent/node</text:p>
        </text:list-item>
        <text:list-item>
          <text:p text:style-name="P16">Setup Docker inside Jenkins</text:p>
        </text:list-item>
        <text:list-item>
          <text:p text:style-name="P16">Jenkins security and role-based access control (RBAC)</text:p>
        </text:list-item>
        <text:list-item>
          <text:p text:style-name="P16"><text:soft-page-break/>Backup and restore Jenkins</text:p>
        </text:list-item>
        <text:list-item>
          <text:p text:style-name="P16">CI/CD for Docker images (build, tag, push to Docker Hub)</text:p>
        </text:list-item>
      </text:list>
      <text:p text:style-name="Text_20_body"><text:span text:style-name="Strong_20_Emphasis">Hands-on:</text:span></text:p>
      <text:list text:style-name="L14">
        <text:list-item>
          <text:p text:style-name="P17">Setup agent (optional)</text:p>
        </text:list-item>
        <text:list-item>
          <text:p text:style-name="P17">Dockerize a Node.js or Python app with Jenkins pipeline</text:p>
        </text:list-item>
        <text:list-item>
          <text:p text:style-name="P17">Push Docker image to Docker Hub from Jenkins</text:p>
        </text:list-item>
      </text:list>
      <text:p text:style-name="Horizontal_20_Line"/>
      <text:h text:style-name="Heading_20_2" text:outline-level="2">🧰 Tools You’ll Use:</text:h>
      <text:list text:style-name="L15">
        <text:list-item>
          <text:p text:style-name="P18">Jenkins</text:p>
        </text:list-item>
        <text:list-item>
          <text:p text:style-name="P18">Git/GitHub</text:p>
        </text:list-item>
        <text:list-item>
          <text:p text:style-name="P18">Shell scripting</text:p>
        </text:list-item>
        <text:list-item>
          <text:p text:style-name="P18">Docker (optional but useful)</text:p>
        </text:list-item>
        <text:list-item>
          <text:p text:style-name="P18">Maven/Gradle</text:p>
        </text:list-item>
        <text:list-item>
          <text:p text:style-name="P18">Webhook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3:17:08.930153384</meta:creation-date>
    <dc:date>2025-07-27T23:17:25.027226805</dc:date>
    <meta:editing-duration>PT16S</meta:editing-duration>
    <meta:editing-cycles>1</meta:editing-cycles>
    <meta:document-statistic meta:table-count="0" meta:image-count="0" meta:object-count="0" meta:page-count="4" meta:paragraph-count="110" meta:word-count="491" meta:character-count="2906" meta:non-whitespace-character-count="2493"/>
    <meta:generator>LibreOffice/24.2.7.2$Linux_X86_64 LibreOffice_project/420$Build-2</meta:generator>
  </office:meta>
</office:document-meta>
</file>